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201000002C300000198C86E2B9D35250AEA.png" manifest:media-type="image/png"/>
  <manifest:file-entry manifest:full-path="Pictures/10000201000009C40000023AC08C87B93D10D45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S Gothic" svg:font-family="'MS Gothic'" style:font-family-generic="roman" style:font-pitch="variable"/>
    <style:font-face style:name="Quattrocento Sans" svg:font-family="'Quattrocento San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MS Gothic1" svg:font-family="'MS Gothic'" style:font-family-generic="system" style:font-pitch="variable"/>
    <style:font-face style:name="Quattrocento Sans1" svg:font-family="'Quattrocento Sans'" style:font-family-generic="system" style:font-pitch="variable"/>
  </office:font-face-decls>
  <office:automatic-styles>
    <style:style style:name="Table1" style:family="table">
      <style:table-properties style:width="6.2931in" fo:margin-left="0in" fo:margin-top="0in" fo:margin-bottom="0in" table:align="left" style:writing-mode="lr-tb"/>
    </style:style>
    <style:style style:name="Table1.A" style:family="table-column">
      <style:table-column-properties style:column-width="0.6854in"/>
    </style:style>
    <style:style style:name="Table1.B" style:family="table-column">
      <style:table-column-properties style:column-width="5.606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bfbfbf"/>
    </style:style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0.5882in"/>
    </style:style>
    <style:style style:name="Table2.B" style:family="table-column">
      <style:table-column-properties style:column-width="2.5535in"/>
    </style:style>
    <style:style style:name="Table2.C" style:family="table-column">
      <style:table-column-properties style:column-width="1.0069in"/>
    </style:style>
    <style:style style:name="Table2.D" style:family="table-column">
      <style:table-column-properties style:column-width="2.14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bfbfbf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0.5882in"/>
    </style:style>
    <style:style style:name="Table3.B" style:family="table-column">
      <style:table-column-properties style:column-width="2.5535in"/>
    </style:style>
    <style:style style:name="Table3.C" style:family="table-column">
      <style:table-column-properties style:column-width="1.0069in"/>
    </style:style>
    <style:style style:name="Table3.D" style:family="table-column">
      <style:table-column-properties style:column-width="2.143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bfbfbf"/>
    </style:style>
    <style:style style:name="Table4" style:family="table">
      <style:table-properties style:width="6.2931in" fo:margin-left="0in" fo:margin-top="0in" fo:margin-bottom="0in" table:align="left" style:writing-mode="lr-tb"/>
    </style:style>
    <style:style style:name="Table4.A" style:family="table-column">
      <style:table-column-properties style:column-width="0.6854in"/>
    </style:style>
    <style:style style:name="Table4.B" style:family="table-column">
      <style:table-column-properties style:column-width="1.575in"/>
    </style:style>
    <style:style style:name="Table4.C" style:family="table-column">
      <style:table-column-properties style:column-width="1.1813in"/>
    </style:style>
    <style:style style:name="Table4.D" style:family="table-column">
      <style:table-column-properties style:column-width="1.266in"/>
    </style:style>
    <style:style style:name="Table4.E" style:family="table-column">
      <style:table-column-properties style:column-width="0.6042in"/>
    </style:style>
    <style:style style:name="Table4.F" style:family="table-column">
      <style:table-column-properties style:column-width="0.9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bfbfbf"/>
    </style:style>
    <style:style style:name="Table5" style:family="table">
      <style:table-properties style:width="6.2931in" fo:margin-left="0in" fo:margin-top="0in" fo:margin-bottom="0in" table:align="left" style:writing-mode="lr-tb"/>
    </style:style>
    <style:style style:name="Table5.A" style:family="table-column">
      <style:table-column-properties style:column-width="0.6854in"/>
    </style:style>
    <style:style style:name="Table5.B" style:family="table-column">
      <style:table-column-properties style:column-width="1.5757in"/>
    </style:style>
    <style:style style:name="Table5.C" style:family="table-column">
      <style:table-column-properties style:column-width="1.1806in"/>
    </style:style>
    <style:style style:name="Table5.D" style:family="table-column">
      <style:table-column-properties style:column-width="1.2667in"/>
    </style:style>
    <style:style style:name="Table5.E" style:family="table-column">
      <style:table-column-properties style:column-width="0.5063in"/>
    </style:style>
    <style:style style:name="Table5.F" style:family="table-column">
      <style:table-column-properties style:column-width="1.077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bfbfbf"/>
    </style:style>
    <style:style style:name="Table6" style:family="table">
      <style:table-properties style:width="6.2965in" fo:margin-left="0in" fo:margin-top="0in" fo:margin-bottom="0in" table:align="left" style:writing-mode="lr-tb"/>
    </style:style>
    <style:style style:name="Table6.A" style:family="table-column">
      <style:table-column-properties style:column-width="0.6861in"/>
    </style:style>
    <style:style style:name="Table6.B" style:family="table-column">
      <style:table-column-properties style:column-width="2.2632in"/>
    </style:style>
    <style:style style:name="Table6.C" style:family="table-column">
      <style:table-column-properties style:column-width="0.1965in"/>
    </style:style>
    <style:style style:name="Table6.D" style:family="table-column">
      <style:table-column-properties style:column-width="0.7882in"/>
    </style:style>
    <style:style style:name="Table6.E" style:family="table-column">
      <style:table-column-properties style:column-width="2.362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bfbfbf"/>
    </style:style>
    <style:style style:name="Table6.B1" style:family="table-cell">
      <style:table-cell-properties fo:padding-left="0.0785in" fo:padding-right="0.075in" fo:padding-top="0in" fo:padding-bottom="0in" fo:border-left="0.5pt solid #bfbfbf" fo:border-right="0.5pt solid #d9d9d9" fo:border-top="0.5pt solid #bfbfbf" fo:border-bottom="0.5pt solid #bfbfbf"/>
    </style:style>
    <style:style style:name="Table6.C1" style:family="table-cell">
      <style:table-cell-properties fo:padding-left="0.0785in" fo:padding-right="0.075in" fo:padding-top="0in" fo:padding-bottom="0in" fo:border-left="0.5pt solid #d9d9d9" fo:border-right="0.5pt solid #d9d9d9" fo:border-top="none" fo:border-bottom="none"/>
    </style:style>
    <style:style style:name="Table6.D1" style:family="table-cell">
      <style:table-cell-properties fo:padding-left="0.0785in" fo:padding-right="0.075in" fo:padding-top="0in" fo:padding-bottom="0in" fo:border-left="0.5pt solid #d9d9d9" fo:border-right="0.5pt solid #bfbfbf" fo:border-top="0.5pt solid #bfbfbf" fo:border-bottom="0.5pt solid #bfbfbf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2f5496" style:font-name="Calibri" fo:font-size="13pt" style:font-name-asian="Calibri1" style:font-size-asian="13pt" style:font-name-complex="Calibri1" style:font-size-complex="13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0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text-underline-style="none" style:font-style-asian="italic"/>
    </style:style>
    <style:style style:name="T7" style:family="text">
      <style:text-properties style:font-name="MS Gothic" style:font-name-asian="MS Gothic1" style:font-name-complex="MS Gothic1"/>
    </style:style>
    <style:style style:name="T8" style:family="text">
      <style:text-properties style:font-name="MS Gothic" fo:font-size="10pt" style:font-name-asian="MS Gothic1" style:font-size-asian="10pt" style:font-name-complex="MS Gothic1" style:font-size-complex="10pt"/>
    </style:style>
    <style:style style:name="T9" style:family="text"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T10" style:family="text">
      <style:text-properties fo:color="#000000" style:font-name="Arial" fo:font-size="10pt" style:font-name-asian="Arial1" style:font-size-asian="10pt" style:font-name-complex="Arial1" style:font-size-complex="10pt"/>
    </style:style>
    <style:style style:name="T11" style:family="text">
      <style:text-properties fo:color="#000000" style:font-name="MS Gothic" fo:font-size="10pt" style:font-name-asian="MS Gothic1" style:font-size-asian="10pt" style:font-name-complex="MS Gothic1" style:font-size-complex="10pt"/>
    </style:style>
    <style:style style:name="T12" style:family="text">
      <style:text-properties style:font-name="Quattrocento Sans" style:font-name-asian="Quattrocento Sans1" style:font-name-complex="Quattrocento Sans1"/>
    </style:style>
    <style:style style:name="T13" style:family="text">
      <style:text-properties fo:color="#0563c1" fo:font-style="italic" style:text-underline-style="solid" style:text-underline-width="auto" style:text-underline-color="font-color" style:font-style-asian="italic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Incubator Project Proposal</text:span></text:p>
      <text:p text:style-name="Standard"><text:span text:style-name="T2">About this call: </text:span>Incubator projects are short-term collaborations (3-6 months) between an NFDI consortium and the DMP4NFDI basic service. They aim to set up or improve existing consortium DMP or SMP services (see also our <text:a xlink:type="simple" xlink:href="https://doi.org/10.5281/zenodo.15004954" text:style-name="ListLabel_20_10" text:visited-style-name="ListLabel_20_10"><text:span text:style-name="T3">Service Cooperation Model</text:span></text:a> for more details).</text:p>
      <text:h text:style-name="Heading_20_1" text:outline-level="1">Scope of the Project</text:h>
      <text:p text:style-name="Standard"><text:span text:style-name="T5">(for more details see </text:span><text:a xlink:type="simple" xlink:href="https://dmp.services.base4nfdi.de/services/" text:style-name="ListLabel_20_11" text:visited-style-name="ListLabel_20_11"><text:span text:style-name="T4">https://dmp.services.base4nfdi.de/services/</text:span></text:a><text:span text:style-name="T5">)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Standard">I need…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7">☐</text:span></text:p>
          </table:table-cell>
          <table:table-cell table:style-name="Table1.A1" office:value-type="string">
            <text:p text:style-name="Standard">RDMO hosting</text:p>
          </table:table-cell>
        </table:table-row>
        <table:table-row table:style-name="Table1.1">
          <table:table-cell table:style-name="Table1.A1" office:value-type="string">
            <text:p text:style-name="P1"><text:span text:style-name="T7">☐</text:span></text:p>
          </table:table-cell>
          <table:table-cell table:style-name="Table1.A1" office:value-type="string">
            <text:p text:style-name="Standard">to develop a DMP or SMP template</text:p>
          </table:table-cell>
        </table:table-row>
        <table:table-row table:style-name="Table1.1">
          <table:table-cell table:style-name="Table1.A1" office:value-type="string">
            <text:p text:style-name="P1"><text:span text:style-name="T11">☐</text:span></text:p>
          </table:table-cell>
          <table:table-cell table:style-name="Table1.A1" office:value-type="string">
            <text:p text:style-name="Standard">to integrate RDMO with other services</text:p>
          </table:table-cell>
        </table:table-row>
        <table:table-row table:style-name="Table1.1">
          <table:table-cell table:style-name="Table1.A1" office:value-type="string">
            <text:p text:style-name="P1"><text:span text:style-name="T11">☐</text:span></text:p>
          </table:table-cell>
          <table:table-cell table:style-name="Table1.A1" office:value-type="string">
            <text:p text:style-name="Standard">support for training activities</text:p>
          </table:table-cell>
        </table:table-row>
        <table:table-row table:style-name="Table1.1">
          <table:table-cell table:style-name="Table1.A1" office:value-type="string">
            <text:p text:style-name="P1"><text:span text:style-name="T11">☐</text:span></text:p>
          </table:table-cell>
          <table:table-cell table:style-name="Table1.A1" office:value-type="string">
            <text:p text:style-name="Standard">support for outreach activities </text:p>
          </table:table-cell>
        </table:table-row>
        <table:table-row table:style-name="Table1.1">
          <table:table-cell table:style-name="Table1.A1" office:value-type="string">
            <text:p text:style-name="P1"><text:span text:style-name="T8">☐</text:span></text:p>
          </table:table-cell>
          <table:table-cell table:style-name="Table1.A1" office:value-type="string">
            <text:p text:style-name="Standard">other: </text:p>
          </table:table-cell>
        </table:table-row>
      </table:table>
      <text:h text:style-name="Heading_20_1" text:outline-level="1">Project duration</text:h>
      <text:p text:style-name="Standard">(<text:span text:style-name="T5">Planned start and end month of your incubator project</text:span>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pan text:style-name="T2">Start:</text:span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<text:span text:style-name="T2">End:</text:span></text:p>
          </table:table-cell>
          <table:table-cell table:style-name="Table2.A1" office:value-type="string">
            <text:p text:style-name="Standard"/>
          </table:table-cell>
        </table:table-row>
      </table:table>
      <text:h text:style-name="Heading_20_1" text:outline-level="1">Participants</text:h>
      <text:h text:style-name="Heading_20_2" text:outline-level="2">Proposer</text:h>
      <text:p text:style-name="Standard">(<text:span text:style-name="T5">Person submitting the proposal</text:span>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Standard"><text:span text:style-name="T2">Name:</text:span>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><text:span text:style-name="T2">Organization: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><text:span text:style-name="T2">Mail:</text:span>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><text:span text:style-name="T2">Consortium:</text:span></text:p>
          </table:table-cell>
          <table:table-cell table:style-name="Table3.A1" office:value-type="string">
            <text:p text:style-name="Standard"/>
          </table:table-cell>
        </table:table-row>
      </table:table>
      <text:p text:style-name="Standard"/>
      <text:h text:style-name="Heading_20_2" text:outline-level="2"><text:soft-page-break/>Project team</text:h>
      <text:p text:style-name="Standard">(<text:span text:style-name="T5">Persons who will participate in implementing the incubator project; in case of RDMO hosting: who will be editor or manager for the RDMO client?</text:span>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Standard"><text:span text:style-name="T2">Name:</text:span>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><text:span text:style-name="T2">Organization:</text:span>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><text:span text:style-name="T2">Role:</text:span>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<text:span text:style-name="T2">Name:</text:span>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><text:span text:style-name="T2">Organization:</text:span>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><text:span text:style-name="T2">Role:</text:span>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<text:span text:style-name="T2">Name:</text:span>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><text:span text:style-name="T2">Organization:</text:span>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><text:span text:style-name="T2">Role:</text:span></text:p>
          </table:table-cell>
          <table:table-cell table:style-name="Table4.A1" office:value-type="string">
            <text:p text:style-name="Standard"/>
          </table:table-cell>
        </table:table-row>
      </table:table>
      <text:p text:style-name="Standard"/>
      <text:h text:style-name="Heading_20_2" text:outline-level="2">Stakeholder</text:h>
      <text:p text:style-name="Standard"><text:span text:style-name="T5">(Persons who are internal or external stakeholders of this proposal, e.g. persons responsible for DMP support in your consortium, if not listed above)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Standard"><text:span text:style-name="T2">Name:</text:span>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><text:span text:style-name="T2">Organization:</text:span>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><text:span text:style-name="T2">Role:</text:span>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Standard"><text:span text:style-name="T2">Name:</text:span>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><text:span text:style-name="T2">Organization:</text:span>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><text:span text:style-name="T2">Role:</text:span>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Standard"><text:span text:style-name="T2">Name:</text:span>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><text:span text:style-name="T2">Organization:</text:span>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><text:span text:style-name="T2">Role:</text:span></text:p>
          </table:table-cell>
          <table:table-cell table:style-name="Table5.A1" office:value-type="string">
            <text:p text:style-name="Standard"/>
          </table:table-cell>
        </table:table-row>
      </table:table>
      <text:p text:style-name="P2"/>
      <text:h text:style-name="Heading_20_2" text:outline-level="2">Experience with DMPs and RDMO</text:h>
      <text:p text:style-name="Standard">Members of the project team have …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"><text:span text:style-name="T11">☐</text:span></text:p>
          </table:table-cell>
          <table:table-cell table:style-name="Table6.B1" office:value-type="string">
            <text:p text:style-name="Standard">Basic understanding of DMPs</text:p>
          </table:table-cell>
          <table:table-cell table:style-name="Table6.C1" office:value-type="string">
            <text:p text:style-name="Standard"/>
          </table:table-cell>
          <table:table-cell table:style-name="Table6.D1" office:value-type="string">
            <text:p text:style-name="P1"><text:span text:style-name="T12">☐</text:span></text:p>
          </table:table-cell>
          <table:table-cell table:style-name="Table6.A1" office:value-type="string">
            <text:p text:style-name="Standard">Basic experience using RDMO</text:p>
          </table:table-cell>
        </table:table-row>
        <table:table-row table:style-name="Table6.1">
          <table:table-cell table:style-name="Table6.A1" office:value-type="string">
            <text:p text:style-name="P1"><text:span text:style-name="T11">☐</text:span></text:p>
          </table:table-cell>
          <table:table-cell table:style-name="Table6.B1" office:value-type="string">
            <text:p text:style-name="Standard">Some Experience developing DMP templates</text:p>
          </table:table-cell>
          <table:table-cell table:style-name="Table6.C1" office:value-type="string">
            <text:p text:style-name="Standard"/>
          </table:table-cell>
          <table:table-cell table:style-name="Table6.D1" office:value-type="string">
            <text:p text:style-name="P1"><text:span text:style-name="T12">☐</text:span></text:p>
          </table:table-cell>
          <table:table-cell table:style-name="Table6.A1" office:value-type="string">
            <text:p text:style-name="Standard">Some Experience editing catalogs in RDMO</text:p>
          </table:table-cell>
        </table:table-row>
        <table:table-row table:style-name="Table6.1">
          <table:table-cell table:style-name="Table6.A1" office:value-type="string">
            <text:p text:style-name="P1"><text:span text:style-name="T11">☐</text:span></text:p>
          </table:table-cell>
          <table:table-cell table:style-name="Table6.B1" office:value-type="string">
            <text:p text:style-name="Standard">Created a DMP template</text:p>
          </table:table-cell>
          <table:table-cell table:style-name="Table6.C1" office:value-type="string">
            <text:p text:style-name="Standard"/>
          </table:table-cell>
          <table:table-cell table:style-name="Table6.D1" office:value-type="string">
            <text:p text:style-name="P1"><text:span text:style-name="T12">☐</text:span></text:p>
          </table:table-cell>
          <table:table-cell table:style-name="Table6.A1" office:value-type="string">
            <text:p text:style-name="Standard">Created a complete catalog in RDMO (<text:span text:style-name="T5">please add link here</text:span>)</text:p>
            <text:p text:style-name="Standard">___________________________</text:p>
          </table:table-cell>
        </table:table-row>
      </table:table>
      <text:p text:style-name="Standard"/>
      <text:h text:style-name="Heading_20_1" text:outline-level="1">Title</text:h>
      <text:p text:style-name="Standard">(<text:span text:style-name="T5">Please provide a short title for your incubator project</text:span>)</text:p>
      <text:h text:style-name="Heading_20_1" text:outline-level="1">Abstract</text:h>
      <text:p text:style-name="Standard"><text:soft-page-break/><text:span text:style-name="T5">(Please describe in max. 150 words your incubator project, e.g. for publishing on the DMP4NFDI website.)</text:span></text:p>
      <text:h text:style-name="Heading_20_1" text:outline-level="1">Proposal Details</text:h>
      <text:h text:style-name="Heading_20_2" text:outline-level="2">Description</text:h>
      <text:p text:style-name="Standard"><text:span text:style-name="T5">(Please describe the idea of your incubator proposal)</text:span></text:p>
      <text:h text:style-name="Heading_20_2" text:outline-level="2">Goals</text:h>
      <text:p text:style-name="Standard"><text:span text:style-name="T5">(Please describe the goals of the incubator proposal, including what needs to be delivered, participants, the communities that require a solution.)</text:span></text:p>
      <text:h text:style-name="Heading_20_2" text:outline-level="2">Definition of Done</text:h>
      <text:p text:style-name="Standard"><text:span text:style-name="T5">(Please list the set of criteria that the product must meet to be considered finished.)</text:span></text:p>
      <text:h text:style-name="Heading_20_2" text:outline-level="2">Risks</text:h>
      <text:p text:style-name="Standard"><text:span text:style-name="T5">(Are there risks that influence either the implementation of the activity or its outcomes?)</text:span></text:p>
      <text:h text:style-name="Heading_20_2" text:outline-level="2">Sustainability</text:h>
      <text:p text:style-name="Standard"><text:span text:style-name="T5">(How are the results of the incubator proposal maintained after the initial phase? If this requires further engagement, can you describe how you intend to sustain it?)</text:span></text:p>
      <text:h text:style-name="Heading_20_2" text:outline-level="2">Reusability</text:h>
      <text:p text:style-name="Standard"><text:span text:style-name="T5">(Can this solution be reused or adapted by other consortia? Would you be open to collaborate on this with others?)</text:span></text:p>
      <text:h text:style-name="Heading_20_2" text:outline-level="2">Logo</text:h>
      <text:p text:style-name="Standard"><text:span text:style-name="T5">(Please provide a logo of your consortium for the </text:span><text:a xlink:type="simple" xlink:href="https://dmp.services.base4nfdi.de/incubator/" text:style-name="ListLabel_20_11" text:visited-style-name="ListLabel_20_11"><text:span text:style-name="T4">incubator dashboard</text:span></text:a><text:span text:style-name="T5"> or add a link for the download here.)</text:span></text:p>
      <text:h text:style-name="Heading_20_2" text:outline-level="2">Dissemination</text:h>
      <text:p text:style-name="Standard"><text:span text:style-name="T5">(in case of template development, where do you plan to share the results?)</text:span></text:p>
      <text:p text:style-name="P3"><text:bookmark text:name="_heading=h.iug5adder4q5"/></text:p>
      <text:p text:style-name="P3"/>
      <text:p text:style-name="Standard"><text:span text:style-name="T2">Optional, in case of RDMO Hosting</text:span></text:p>
      <text:h text:style-name="Heading_20_2" text:outline-level="2"><text:soft-page-break/>Planned host name for RDMO</text:h>
      <text:p text:style-name="Standard"><text:span text:style-name="T5">(e.g. </text:span><text:a xlink:type="simple" xlink:href="https://rdmo.nfdi4ing.de" text:style-name="ListLabel_20_12" text:visited-style-name="ListLabel_20_12"><text:span text:style-name="T13">https://rdmo.nfdi4ing.de</text:span></text:a><text:span text:style-name="T5">)</text:span></text:p>
      <text:h text:style-name="Heading_20_2" text:outline-level="2">Planned support address for RDMO</text:h>
      <text:p text:style-name="Standard"><text:span text:style-name="T5">(e.g. </text:span><text:a xlink:type="simple" xlink:href="mailto:rdmo@nfdi4ing.de" text:style-name="ListLabel_20_12" text:visited-style-name="ListLabel_20_12"><text:span text:style-name="T13">rdmo@nfdi4ing.de</text:span></text:a><text:span text:style-name="T5"> or helpdesk link)</text:span></text:p>
      <text:p text:style-name="P3"/>
      <text:p text:style-name="Standard"><text:span text:style-name="T2">Optional, in case of Template Development</text:span></text:p>
      <text:h text:style-name="Heading_20_2" text:outline-level="2">Relevant DMP Templates</text:h>
      <text:p text:style-name="Standard"><text:span text:style-name="T5">(List relevant templates here, if applicable)</text:span></text:p>
      <text:h text:style-name="Heading_20_2" text:outline-level="2"><text:bookmark text:name="_heading=h.3xc7ipa6wlso"/>Status of your DMP Template</text:h>
      <text:p text:style-name="Standard"><text:span text:style-name="T5">(At which status is your template? Mark the most appropriate box.)</text:span></text:p>
      <text:list xml:id="list511197800" text:style-name="WWNum1">
        <text:list-item>
          <text:p text:style-name="P5"><text:span text:style-name="T5">No DMP template available so far</text:span></text:p>
        </text:list-item>
        <text:list-item>
          <text:p text:style-name="P5"><text:span text:style-name="T5">Unstructured collection of questions</text:span></text:p>
        </text:list-item>
        <text:list-item>
          <text:p text:style-name="P5"><text:span text:style-name="T5">The template is almost complete as a text document</text:span></text:p>
        </text:list-item>
        <text:list-item>
          <text:p text:style-name="P5"><text:span text:style-name="T5">The catalog is available as an RDMO XML document and is to be made interoperable with the Template Framework</text:span></text:p>
        </text:list-item>
        <text:list-item>
          <text:p text:style-name="P6"><text:span text:style-name="T5">Other: </text:span></text:p>
        </text:list-item>
      </text:list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S Gothic" svg:font-family="'MS Gothic'" style:font-family-generic="roman" style:font-pitch="variable"/>
    <style:font-face style:name="Quattrocento Sans" svg:font-family="'Quattrocen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MS Gothic1" svg:font-family="'MS Gothic'" style:font-family-generic="system" style:font-pitch="variable"/>
    <style:font-face style:name="Quattrocento Sans1" svg:font-family="'Quattrocen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22in" fo:margin-bottom="0.139in" loext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22in" fo:margin-bottom="0.139in" loext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.2083in" fo:margin-bottom="0.139in" loext:contextual-spacing="true"/>
      <style:text-properties fo:font-size="24pt" style:font-size-asian="24pt" style:font-size-complex="24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loext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loext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loext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.139in" loext:contextual-spacing="false" fo:line-height="100%"/>
      <style:text-properties fo:font-size="12pt" style:font-size-asian="12pt" style:font-size-complex="12pt"/>
    </style:style>
    <style:style style:name="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f2f2f2"/>
      <style:paragraph-properties fo:margin-left="0.5in" fo:margin-right="0.5in" fo:text-indent="0in" style:auto-text-indent="false" fo:background-color="#f2f2f2" fo:padding-left="0.139in" fo:padding-right="0.139in" fo:padding-top="0.0693in" fo:padding-bottom="0.0693in" fo:border="0.51pt solid #ffffff"/>
      <style:text-properties fo:font-style="italic" style:font-style-asian="italic"/>
    </style:style>
    <style:style style:name="caption" style:family="paragraph" style:parent-style-name="Standard" style:default-outline-level="">
      <style:paragraph-properties fo:line-height="115%"/>
      <style:text-properties fo:color="#4472c4" fo:font-size="9pt" fo:font-weight="bold" style:font-size-asian="9pt" style:font-weight-asian="bold" style:font-size-complex="9pt" style:font-weight-complex="bold"/>
    </style:style>
    <style:style style:name="Footnote" style:family="paragraph" style:parent-style-name="Standard" style:default-outline-level="" style:class="extra">
      <style:paragraph-properties fo:margin-top="0in" fo:margin-bottom="0.028in" loext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398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965in" fo:margin-right="0in" fo:margin-top="0in" fo:margin-bottom="0.0398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3937in" fo:margin-right="0in" fo:margin-top="0in" fo:margin-bottom="0.0398in" loext:contextual-spacing="false" fo:text-indent="0in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0.5902in" fo:margin-right="0in" fo:margin-top="0in" fo:margin-bottom="0.0398in" loext:contextual-spacing="false" fo:text-indent="0in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0.7874in" fo:margin-right="0in" fo:margin-top="0in" fo:margin-bottom="0.0398in" loext:contextual-spacing="false" fo:text-indent="0in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0.9839in" fo:margin-right="0in" fo:margin-top="0in" fo:margin-bottom="0.0398in" loext:contextual-spacing="false" fo:text-indent="0in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1.1811in" fo:margin-right="0in" fo:margin-top="0in" fo:margin-bottom="0.0398in" loext:contextual-spacing="false" fo:text-indent="0in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1.378in" fo:margin-right="0in" fo:margin-top="0in" fo:margin-bottom="0.0398in" loext:contextual-spacing="false" fo:text-indent="0in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1.5752in" fo:margin-right="0in" fo:margin-top="0in" fo:margin-bottom="0.0398in" loext:contextual-spacing="false" fo:text-indent="0in" style:auto-text-indent="false"/>
    </style:style>
    <style:style style:name="TOC_20_Heading" style:display-name="TOC Heading" style:family="paragraph" style:default-outline-level="">
      <style:paragraph-properties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in" fo:margin-bottom="0in" loext:contextual-spacing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fo:color="#2f5496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28pt" fo:letter-spacing="-0.0071in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size-asian="14pt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f549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fo:letter-spacing="0.0035in"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Überschrift_20_5_20_Zchn" style:display-name="Überschrift 5 Zchn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Überschrift_20_6_20_Zchn" style:display-name="Überschrift 6 Zchn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Überschrift_20_8_20_Zchn" style:display-name="Überschrift 8 Zchn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Überschrift_20_9_20_Zchn" style:display-name="Überschrift 9 Zchn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el_20_Zchn" style:display-name="Titel Zchn" style:family="text" style:parent-style-name="Default_20_Paragraph_20_Font">
      <style:text-properties fo:font-size="24pt" style:font-size-asian="24pt" style:font-size-complex="24pt"/>
    </style:style>
    <style:style style:name="Untertitel_20_Zchn" style:display-name="Untertitel Zchn" style:family="text" style:parent-style-name="Default_20_Paragraph_20_Font">
      <style:text-properties fo:font-size="12pt" style:font-size-asian="12pt" style:font-size-complex="12pt"/>
    </style:style>
    <style:style style:name="Zitat_20_Zchn" style:display-name="Zitat Zchn" style:family="text">
      <style:text-properties fo:font-style="italic" style:font-style-asian="italic"/>
    </style:style>
    <style:style style:name="Intensives_20_Zitat_20_Zchn" style:display-name="Intensives Zitat Zchn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ußnotentext_20_Zchn" style:display-name="Fußnotentext Zchn" style:family="text">
      <style:text-properties fo:font-size="9pt" style:font-size-asian="9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ntext_20_Zchn" style:display-name="Endnotentext Zchn" style:family="text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Überschrift_20_3_20_Zchn" style:display-name="Überschrift 3 Zchn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Überschrift_20_4_20_Zchn" style:display-name="Überschrift 4 Zchn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ListLabel_20_11" style:display-name="ListLabel 11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ListLabel_20_12" style:display-name="ListLabel 12" style:family="text">
      <style:text-properties fo:color="#0563c1" fo:font-style="italic" style:text-underline-style="solid" style:text-underline-width="auto" style:text-underline-color="font-color" style:font-style-asian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252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2.0638in" svg:height="0.4717in" draw:z-index="7"><draw:image xlink:href="Pictures/10000201000009C40000023AC08C87B93D10D457.png" xlink:type="simple" xlink:show="embed" xlink:actuate="onLoad" loext:mime-type="image/png"/></draw:frame><draw:frame draw:style-name="Mfr2" draw:name="image1.png" text:anchor-type="char" svg:x="5.4134in" svg:y="0.0008in" svg:width="0.8866in" svg:height="0.5118in" draw:z-index="3"><draw:image xlink:href="Pictures/10000201000002C300000198C86E2B9D35250AEA.png" xlink:type="simple" xlink:show="embed" xlink:actuate="onLoad" loext:mime-type="image/png"/></draw:frame></text:p>
        <text:p text:style-name="MP2"/>
      </style:header>
      <style:footer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4T06:36:00</meta:creation-date>
    <meta:document-statistic meta:table-count="6" meta:image-count="2" meta:object-count="0" meta:page-count="4" meta:paragraph-count="102" meta:word-count="502" meta:character-count="3187" meta:non-whitespace-character-count="2787"/>
    <meta:generator>LibreOfficeDev/6.0.5.2$Linux_X86_64 LibreOffice_project/</meta:generator>
  </office:meta>
</office:document-meta>
</file>